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00C49609BDFC72F6E6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roximaNova1" svg:font-family="ProximaNova"/>
    <style:font-face style:name="ProximaNovaular1" svg:font-family="ProximaNovaular"/>
    <style:font-face style:name="DejaVu Sans1" svg:font-family="'DejaVu Sans'" style:font-pitch="variable"/>
    <style:font-face style:name="Liberation Serif1" svg:font-family="'Liberation Serif'" style:font-pitch="variable"/>
    <style:font-face style:name="ProximaNova" svg:font-family="ProximaNova" style:font-pitch="variable"/>
    <style:font-face style:name="ProximaNovaular" svg:font-family="ProximaNova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63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none"/>
    </style:style>
    <style:style style:name="T1" style:family="text">
      <style:text-properties fo:color="#353744" style:font-name="ProximaNova1" fo:font-size="9pt" fo:font-weight="bold" style:font-size-asian="9pt" style:font-name-complex="ProximaNova1" style:font-size-complex="9pt" style:font-weight-complex="bold"/>
    </style:style>
    <style:style style:name="T2" style:family="text">
      <style:text-properties fo:color="#000000" style:font-name="ProximaNovaular1" fo:font-size="9pt" style:font-size-asian="9pt" style:font-name-complex="ProximaNovaular1" style:font-size-complex="9pt"/>
    </style:style>
    <style:style style:name="T3" style:family="text">
      <style:text-properties fo:color="#353744" style:font-name="ProximaNovaular1" fo:font-size="9pt" style:font-size-asian="9pt" style:font-name-complex="ProximaNovaular1" style:font-size-complex="9pt"/>
    </style:style>
    <style:style style:name="T4" style:family="text">
      <style:text-properties fo:color="#353744" style:font-name="ProximaNovaular1" fo:font-size="11pt" style:font-size-asian="11pt" style:font-name-complex="ProximaNovaular1" style:font-size-complex="11pt"/>
    </style:style>
    <style:style style:name="T5" style:family="text">
      <style:text-properties fo:color="#000000" style:font-name="ProximaNova1" fo:font-size="11pt" fo:font-weight="bold" style:font-size-asian="11pt" style:font-name-complex="ProximaNova1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.253cm" svg:y="-3.811cm" svg:viewBox="0 0 21591 27941" draw:points="0,0 21591,0 21591,27941 0,27941">
          <text:p/>
        </draw:polygon>
        <draw:polygon draw:style-name="gr1" draw:text-style-name="P1" draw:layer="layout" svg:width="13.335cm" svg:height="0.397cm" svg:x="2.54cm" svg:y="7.196cm" svg:viewBox="0 0 13336 398" draw:points="0,0 13336,0 13336,398 0,398">
          <text:p/>
        </draw:polygon>
        <draw:polygon draw:style-name="gr1" draw:text-style-name="P1" draw:layer="layout" svg:width="13.335cm" svg:height="0.396cm" svg:x="2.54cm" svg:y="7.567cm" svg:viewBox="0 0 13336 397" draw:points="0,0 13336,0 13336,397 0,397">
          <text:p/>
        </draw:polygon>
        <draw:polygon draw:style-name="gr1" draw:text-style-name="P1" draw:layer="layout" svg:width="13.335cm" svg:height="0.476cm" svg:x="2.54cm" svg:y="7.937cm" svg:viewBox="0 0 13336 477" draw:points="0,0 13336,0 13336,477 0,477">
          <text:p/>
        </draw:polygon>
        <draw:polygon draw:style-name="gr1" draw:text-style-name="P1" draw:layer="layout" svg:width="13.335cm" svg:height="0.503cm" svg:x="2.54cm" svg:y="8.387cm" svg:viewBox="0 0 13336 504" draw:points="0,0 13336,0 13336,504 0,504">
          <text:p/>
        </draw:polygon>
        <draw:polygon draw:style-name="gr1" draw:text-style-name="P1" draw:layer="layout" svg:width="13.335cm" svg:height="0.503cm" svg:x="2.54cm" svg:y="8.863cm" svg:viewBox="0 0 13336 504" draw:points="0,0 13336,0 13336,504 0,504">
          <text:p/>
        </draw:polygon>
        <draw:frame draw:style-name="gr2" draw:text-style-name="P3" draw:layer="layout" svg:width="2.428cm" svg:height="0.374cm" svg:x="2.54cm" svg:y="2.903cm">
          <draw:text-box>
            <text:p text:style-name="P2"><text:span text:style-name="T1">Conor Golden</text:span></text:p>
          </draw:text-box>
        </draw:frame>
        <draw:frame draw:style-name="gr2" draw:text-style-name="P3" draw:layer="layout" svg:width="2.157cm" svg:height="0.374cm" svg:x="2.54cm" svg:y="3.291cm">
          <draw:text-box>
            <text:p text:style-name="P2"><text:span text:style-name="T2">40 Route 236</text:span></text:p>
          </draw:text-box>
        </draw:frame>
        <draw:frame draw:style-name="gr2" draw:text-style-name="P3" draw:layer="layout" svg:width="3.287cm" svg:height="0.374cm" svg:x="2.54cm" svg:y="3.661cm">
          <draw:text-box>
            <text:p text:style-name="P2"><text:span text:style-name="T2">Halfmoon, NY 12065</text:span></text:p>
          </draw:text-box>
        </draw:frame>
        <draw:frame draw:style-name="gr2" draw:text-style-name="P3" draw:layer="layout" svg:width="2.495cm" svg:height="0.374cm" svg:x="2.54cm" svg:y="4.032cm">
          <draw:text-box>
            <text:p text:style-name="P2"><text:span text:style-name="T2">(518) 944-7936</text:span></text:p>
          </draw:text-box>
        </draw:frame>
        <draw:frame draw:style-name="gr2" draw:text-style-name="P3" draw:layer="layout" svg:width="4.489cm" svg:height="0.374cm" svg:x="2.54cm" svg:y="4.402cm">
          <draw:text-box>
            <text:p text:style-name="P2"><text:span text:style-name="T2">conorgolden1@hotmail.com</text:span></text:p>
          </draw:text-box>
        </draw:frame>
        <draw:frame draw:style-name="gr2" draw:text-style-name="P3" draw:layer="layout" svg:width="2.661cm" svg:height="0.374cm" svg:x="2.54cm" svg:y="5.619cm">
          <draw:text-box>
            <text:p text:style-name="P2"><text:span text:style-name="T3">9th August 2021</text:span></text:p>
          </draw:text-box>
        </draw:frame>
        <draw:frame draw:style-name="gr2" draw:text-style-name="P3" draw:layer="layout" svg:width="1.141cm" svg:height="0.374cm" svg:x="2.54cm" svg:y="6.836cm">
          <draw:text-box>
            <text:p text:style-name="P2"><text:span text:style-name="T1">Ripple</text:span></text:p>
          </draw:text-box>
        </draw:frame>
        <draw:frame draw:style-name="gr3" draw:text-style-name="P4" draw:layer="layout" svg:width="4.032cm" svg:height="0.374cm" svg:x="2.54cm" svg:y="7.246cm">
          <draw:text-box>
            <text:p text:style-name="P2"><text:span text:style-name="T2">San Francisco, California </text:span></text:p>
          </draw:text-box>
        </draw:frame>
        <draw:frame draw:style-name="gr4" draw:text-style-name="P5" draw:layer="layout" svg:width="4.176cm" svg:height="0.454cm" svg:x="2.54cm" svg:y="8.876cm">
          <draw:text-box>
            <text:p text:style-name="P2"><text:span text:style-name="T4">Dear Hiring Manager,</text:span></text:p>
          </draw:text-box>
        </draw:frame>
        <draw:frame draw:style-name="gr4" draw:text-style-name="P5" draw:layer="layout" svg:width="14.467cm" svg:height="0.454cm" svg:x="2.54cm" svg:y="9.705cm">
          <draw:text-box>
            <text:p text:style-name="P2"><text:span text:style-name="T4">I am applying for the Software Engineer position as listed on the company</text:span></text:p>
          </draw:text-box>
        </draw:frame>
        <draw:frame draw:style-name="gr4" draw:text-style-name="P5" draw:layer="layout" svg:width="15.335cm" svg:height="0.454cm" svg:x="2.54cm" svg:y="10.172cm">
          <draw:text-box>
            <text:p text:style-name="P2"><text:span text:style-name="T4">website. I have graduated cum laude from The State University of New York at</text:span></text:p>
          </draw:text-box>
        </draw:frame>
        <draw:frame draw:style-name="gr4" draw:text-style-name="P5" draw:layer="layout" svg:width="13.93cm" svg:height="0.454cm" svg:x="2.54cm" svg:y="10.649cm">
          <draw:text-box>
            <text:p text:style-name="P2"><text:span text:style-name="T4">Potsdam with a Bachelor of Science in Computer Science. My degree in</text:span></text:p>
          </draw:text-box>
        </draw:frame>
        <draw:frame draw:style-name="gr4" draw:text-style-name="P5" draw:layer="layout" svg:width="14.548cm" svg:height="0.454cm" svg:x="2.54cm" svg:y="11.125cm">
          <draw:text-box>
            <text:p text:style-name="P2"><text:span text:style-name="T4">computer science has provided me with a background relating to software</text:span></text:p>
          </draw:text-box>
        </draw:frame>
        <draw:frame draw:style-name="gr4" draw:text-style-name="P5" draw:layer="layout" svg:width="14.666cm" svg:height="0.454cm" svg:x="2.54cm" svg:y="11.601cm">
          <draw:text-box>
            <text:p text:style-name="P2"><text:span text:style-name="T4">architecture and computer systems. This allows me to eﬀectively work in a</text:span></text:p>
          </draw:text-box>
        </draw:frame>
        <draw:frame draw:style-name="gr4" draw:text-style-name="P5" draw:layer="layout" svg:width="6.119cm" svg:height="0.454cm" svg:x="2.54cm" svg:y="12.077cm">
          <draw:text-box>
            <text:p text:style-name="P2"><text:span text:style-name="T4">diverse range of environments.</text:span></text:p>
          </draw:text-box>
        </draw:frame>
        <draw:frame draw:style-name="gr4" draw:text-style-name="P5" draw:layer="layout" svg:width="15.107cm" svg:height="0.454cm" svg:x="2.54cm" svg:y="12.906cm">
          <draw:text-box>
            <text:p text:style-name="P2"><text:span text:style-name="T4">During my time at SUNY Potsdam I was named a member of the dean’ list for</text:span></text:p>
          </draw:text-box>
        </draw:frame>
        <draw:frame draw:style-name="gr4" draw:text-style-name="P5" draw:layer="layout" svg:width="14.319cm" svg:height="0.454cm" svg:x="2.54cm" svg:y="13.374cm">
          <draw:text-box>
            <text:p text:style-name="P2"><text:span text:style-name="T4">each semester I attended. Additionally, I was awarded ﬁrst place in SUNY</text:span></text:p>
          </draw:text-box>
        </draw:frame>
        <draw:frame draw:style-name="gr4" draw:text-style-name="P5" draw:layer="layout" svg:width="14.505cm" svg:height="0.454cm" svg:x="2.54cm" svg:y="13.85cm">
          <draw:text-box>
            <text:p text:style-name="P2"><text:span text:style-name="T4">Potsdam's 2021 hackathon by developing a word video game within a two</text:span></text:p>
          </draw:text-box>
        </draw:frame>
        <draw:frame draw:style-name="gr4" draw:text-style-name="P5" draw:layer="layout" svg:width="3.13cm" svg:height="0.454cm" svg:x="2.54cm" svg:y="14.326cm">
          <draw:text-box>
            <text:p text:style-name="P2"><text:span text:style-name="T4">hour time limit .</text:span></text:p>
          </draw:text-box>
        </draw:frame>
        <draw:frame draw:style-name="gr4" draw:text-style-name="P5" draw:layer="layout" svg:width="13.498cm" svg:height="0.454cm" svg:x="2.54cm" svg:y="15.155cm">
          <draw:text-box>
            <text:p text:style-name="P2"><text:span text:style-name="T4">I am currently employed by OTAK, inc., where I am working as a ﬁeld</text:span></text:p>
          </draw:text-box>
        </draw:frame>
        <draw:frame draw:style-name="gr4" draw:text-style-name="P5" draw:layer="layout" svg:width="14.501cm" svg:height="0.454cm" svg:x="2.54cm" svg:y="15.623cm">
          <draw:text-box>
            <text:p text:style-name="P2"><text:span text:style-name="T4">technician in conducting ﬁeld research and data collection in a condensed</text:span></text:p>
          </draw:text-box>
        </draw:frame>
        <draw:frame draw:style-name="gr4" draw:text-style-name="P5" draw:layer="layout" svg:width="14.599cm" svg:height="0.454cm" svg:x="2.54cm" svg:y="16.099cm">
          <draw:text-box>
            <text:p text:style-name="P2"><text:span text:style-name="T4">period of sampling in the Adirondack High Peaks region. I am working both</text:span></text:p>
          </draw:text-box>
        </draw:frame>
        <draw:frame draw:style-name="gr4" draw:text-style-name="P5" draw:layer="layout" svg:width="15.284cm" svg:height="0.454cm" svg:x="2.54cm" svg:y="16.575cm">
          <draw:text-box>
            <text:p text:style-name="P2"><text:span text:style-name="T4">independently and as a part of a small team of technicians to gather the data.</text:span></text:p>
          </draw:text-box>
        </draw:frame>
        <draw:frame draw:style-name="gr4" draw:text-style-name="P5" draw:layer="layout" svg:width="14.654cm" svg:height="0.454cm" svg:x="2.54cm" svg:y="17.052cm">
          <draw:text-box>
            <text:p text:style-name="P2"><text:span text:style-name="T4">As such, I have the ability to work independently or in a team setting when</text:span></text:p>
          </draw:text-box>
        </draw:frame>
        <draw:frame draw:style-name="gr4" draw:text-style-name="P5" draw:layer="layout" svg:width="2.102cm" svg:height="0.454cm" svg:x="2.54cm" svg:y="17.528cm">
          <draw:text-box>
            <text:p text:style-name="P2"><text:span text:style-name="T4">necessary.</text:span></text:p>
          </draw:text-box>
        </draw:frame>
        <draw:frame draw:style-name="gr4" draw:text-style-name="P5" draw:layer="layout" svg:width="14.967cm" svg:height="0.454cm" svg:x="2.54cm" svg:y="18.357cm">
          <draw:text-box>
            <text:p text:style-name="P2"><text:span text:style-name="T4">I was previously employed at SUNY Potsdam in Potsdam, New York. I worked</text:span></text:p>
          </draw:text-box>
        </draw:frame>
        <draw:frame draw:style-name="gr4" draw:text-style-name="P5" draw:layer="layout" svg:width="15.166cm" svg:height="0.454cm" svg:x="2.54cm" svg:y="18.824cm">
          <draw:text-box>
            <text:p text:style-name="P2"><text:span text:style-name="T4">in the Department of Computer Science as a student tutor. I was able to work</text:span></text:p>
          </draw:text-box>
        </draw:frame>
        <draw:frame draw:style-name="gr4" draw:text-style-name="P5" draw:layer="layout" svg:width="13.9cm" svg:height="0.454cm" svg:x="2.54cm" svg:y="19.301cm">
          <draw:text-box>
            <text:p text:style-name="P2"><text:span text:style-name="T4">directly with the students to help engage them in the learning process.</text:span></text:p>
          </draw:text-box>
        </draw:frame>
        <draw:frame draw:style-name="gr4" draw:text-style-name="P5" draw:layer="layout" svg:width="15.225cm" svg:height="0.454cm" svg:x="2.54cm" svg:y="19.777cm">
          <draw:text-box>
            <text:p text:style-name="P2"><text:span text:style-name="T4">Additionally, I assisted in the completion of school work and understanding all</text:span></text:p>
          </draw:text-box>
        </draw:frame>
        <draw:frame draw:style-name="gr4" draw:text-style-name="P5" draw:layer="layout" svg:width="10.556cm" svg:height="0.454cm" svg:x="2.54cm" svg:y="20.253cm">
          <draw:text-box>
            <text:p text:style-name="P2"><text:span text:style-name="T4">levels of computer science concepts and applications.</text:span></text:p>
          </draw:text-box>
        </draw:frame>
        <draw:frame draw:style-name="gr4" draw:text-style-name="P5" draw:layer="layout" svg:width="13.739cm" svg:height="0.454cm" svg:x="2.54cm" svg:y="21.082cm">
          <draw:text-box>
            <text:p text:style-name="P2"><text:span text:style-name="T4">I believe that I would be successful in my work at Ripple as a Software</text:span></text:p>
          </draw:text-box>
        </draw:frame>
        <draw:frame draw:style-name="gr4" draw:text-style-name="P5" draw:layer="layout" svg:width="14.497cm" svg:height="0.454cm" svg:x="2.54cm" svg:y="21.55cm">
          <draw:text-box>
            <text:p text:style-name="P2"><text:span text:style-name="T4">Engineer. My academic achievements and previous work experience have</text:span></text:p>
          </draw:text-box>
        </draw:frame>
        <draw:frame draw:style-name="gr4" draw:text-style-name="P5" draw:layer="layout" svg:width="15.009cm" svg:height="0.454cm" svg:x="2.54cm" svg:y="22.026cm">
          <draw:text-box>
            <text:p text:style-name="P2"><text:span text:style-name="T4">allowed me to reﬁne my skills and communication that are necessary for the</text:span></text:p>
          </draw:text-box>
        </draw:frame>
        <draw:frame draw:style-name="gr4" draw:text-style-name="P5" draw:layer="layout" svg:width="15.115cm" svg:height="0.454cm" svg:x="2.54cm" svg:y="22.502cm">
          <draw:text-box>
            <text:p text:style-name="P2"><text:span text:style-name="T4">position. Thank you for your time and consideration. I look forward to hearing</text:span></text:p>
          </draw:text-box>
        </draw:frame>
        <draw:frame draw:style-name="gr4" draw:text-style-name="P5" draw:layer="layout" svg:width="2.919cm" svg:height="0.454cm" svg:x="2.54cm" svg:y="22.978cm">
          <draw:text-box>
            <text:p text:style-name="P2"><text:span text:style-name="T4">back from you.</text:span></text:p>
          </draw:text-box>
        </draw:frame>
        <draw:frame draw:style-name="gr4" draw:text-style-name="P5" draw:layer="layout" svg:width="1.924cm" svg:height="0.454cm" svg:x="2.54cm" svg:y="23.807cm">
          <draw:text-box>
            <text:p text:style-name="P2"><text:span text:style-name="T4">Sincerely,</text:span></text:p>
          </draw:text-box>
        </draw:frame>
        <draw:frame draw:style-name="gr5" draw:text-style-name="P6" draw:layer="layout" svg:width="16.509cm" svg:height="0.184cm" svg:x="2.593cm" svg:y="1.784cm">
          <draw:image xlink:href="Pictures/10000000000004B00000000C49609BDFC72F6E65.png" xlink:type="simple" xlink:show="embed" xlink:actuate="onLoad" loext:mime-type="image/png">
            <text:p/>
          </draw:image>
        </draw:frame>
        <draw:frame draw:style-name="gr4" draw:text-style-name="P5" draw:layer="layout" svg:width="2.965cm" svg:height="0.454cm" svg:x="2.54cm" svg:y="24.627cm">
          <draw:text-box>
            <text:p text:style-name="P2"><text:span text:style-name="T5">Conor </text:span><text:span text:style-name="T5">Golde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roximaNova1" svg:font-family="ProximaNova"/>
    <style:font-face style:name="ProximaNovaular1" svg:font-family="ProximaNovaular"/>
    <style:font-face style:name="DejaVu Sans1" svg:font-family="'DejaVu Sans'" style:font-pitch="variable"/>
    <style:font-face style:name="Liberation Serif1" svg:font-family="'Liberation Serif'" style:font-pitch="variable"/>
    <style:font-face style:name="ProximaNova" svg:font-family="ProximaNova" style:font-pitch="variable"/>
    <style:font-face style:name="ProximaNovaular" svg:font-family="ProximaNova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9T14:31:42.955882696</dc:date>
    <meta:editing-duration>PT2H16M43S</meta:editing-duration>
    <meta:editing-cycles>2</meta:editing-cycles>
    <meta:generator>LibreOffice/6.4.7.2$Linux_X86_64 LibreOffice_project/40$Build-2</meta:generator>
    <meta:document-statistic meta:object-count="44"/>
  </office:meta>
</office:document-meta>
</file>